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36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41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4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Your Project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0" table:number-columns-repeated="7"/>
          <table:table-cell table:number-columns-repeated="249"/>
        </table:table-row>
        <table:table-row table:style-name="ro4">
          <table:table-cell table:style-name="ce10" table:number-columns-repeated="7"/>
          <table:table-cell table:number-columns-repeated="249"/>
        </table:table-row>
        <table:table-row table:style-name="ro1">
          <table:table-cell table:style-name="ce11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11"/>
          <table:table-cell table:style-name="ce44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12" office:value-type="string" calcext:value-type="string" table:number-columns-spanned="6" table:number-rows-spanned="1">
            <text:p>Your Project</text:p>
          </table:table-cell>
          <table:covered-table-cell table:number-columns-repeated="5" table:style-name="ce12"/>
          <table:table-cell table:style-name="ce45" table:formula="of:=SUM([.G8:.G137])" office:value-type="float" office:value="2.38856112" calcext:value-type="float">
            <text:p>2.39</text:p>
          </table:table-cell>
          <table:table-cell table:number-columns-repeated="249"/>
        </table:table-row>
        <table:table-row table:style-name="ro1">
          <table:table-cell table:style-name="ce13" table:number-columns-spanned="6" table:number-rows-spanned="1"/>
          <table:covered-table-cell table:number-columns-repeated="5" table:style-name="ce13"/>
          <table:table-cell table:style-name="ce10"/>
          <table:table-cell table:number-columns-repeated="249"/>
        </table:table-row>
        <table:table-row table:style-name="ro5">
          <table:table-cell table:style-name="ce14" table:number-columns-repeated="6"/>
          <table:table-cell table:style-name="ce10"/>
          <table:table-cell table:number-columns-repeated="249"/>
        </table:table-row>
        <table:table-row-group>
          <table:table-row table:style-name="ro1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table:formula="of:=[$'Category Ranking'.B9]" office:value-type="float" office:value="1" calcext:value-type="float">
              <text:p>1</text:p>
            </table:table-cell>
            <table:table-cell table:style-name="ce19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19"/>
            <table:table-cell table:style-name="ce8" table:formula="of:=[$'Category Ranking'.D9]" office:value-type="percentage" office:value="0.3333" calcext:value-type="percentage">
              <text:p>33.33%</text:p>
            </table:table-cell>
            <table:table-cell table:style-name="ce41" table:formula="of:=SUM([.F11:.F53])" office:value-type="float" office:value="3.75" calcext:value-type="float">
              <text:p>3.75</text:p>
            </table:table-cell>
            <table:table-cell table:style-name="ce16" table:formula="of:=[.F8]*[.E8]" office:value-type="float" office:value="1.249875" calcext:value-type="float">
              <text:p>1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Número de Métodos por Clase</text:p>
              </table:table-cell>
              <table:table-cell table:style-name="ce5" office:value-type="string" calcext:value-type="string">
                <text:p>&lt;=30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10" table:formula="of:=[.D11]*[.E11]" office:value-type="float" office:value="1.25" calcext:value-type="float">
                <text:p>1.25</text:p>
              </table:table-cell>
              <table:table-cell table:style-name="ce16"/>
              <table:table-cell table:number-columns-repeated="249"/>
            </table:table-row>
            <table:table-row-group>
              <table:table-row table:style-name="ro1" table:visibility="collapse">
                <table:table-cell table:style-name="ce10"/>
                <table:table-cell table:style-name="ce17" table:number-columns-repeated="5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22"/>
                <table:table-cell table:style-name="ce42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4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6"/>
              <table:table-cell table:number-columns-repeated="249"/>
            </table:table-row>
            <table:table-row table:style-name="ro4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Número de Métodos públicos por Clase</text:p>
              </table:table-cell>
              <table:table-cell table:style-name="ce5" office:value-type="string" calcext:value-type="string">
                <text:p>&lt;=10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10" table:formula="of:=[.D22]*[.E22]" office:value-type="float" office:value="1.25" calcext:value-type="float">
                <text:p>1.25</text:p>
              </table:table-cell>
              <table:table-cell table:style-name="ce16"/>
              <table:table-cell table:number-columns-repeated="249"/>
            </table:table-row>
            <table:table-row-group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24"/>
                <table:table-cell table:style-name="ce39" office:value-type="float" office:value="1" calcext:value-type="float">
                  <text:p>1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4" table:visibility="collapse">
              <table:table-cell table:style-name="ce16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6"/>
              <table:table-cell table:style-name="ce17" office:value-type="string" calcext:value-type="string">
                <text:p>Profundidad de jerarquía en el árbol de herencia</text:p>
              </table:table-cell>
              <table:table-cell table:style-name="ce5" office:value-type="string" calcext:value-type="string">
                <text:p>&lt;=3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10" table:formula="of:=[.D33]*[.E33]" office:value-type="float" office:value="1.25" calcext:value-type="float">
                <text:p>1.25</text:p>
              </table:table-cell>
              <table:table-cell table:style-name="ce16"/>
              <table:table-cell table:number-columns-repeated="249"/>
            </table:table-row>
            <table:table-row-group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24"/>
                <table:table-cell table:style-name="ce39" office:value-type="float" office:value="1" calcext:value-type="float">
                  <text:p>1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4" table:visibility="collapse">
              <table:table-cell table:style-name="ce16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6"/>
              <table:table-cell table:style-name="ce17" office:value-type="string" calcext:value-type="string">
                <text:p>Acoplamiento entre objetos</text:p>
              </table:table-cell>
              <table:table-cell table:style-name="ce5" office:value-type="string" calcext:value-type="string">
                <text:p>&gt;30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44]*[.E44]" office:value-type="float" office:value="0" calcext:value-type="float">
                <text:p>0</text:p>
              </table:table-cell>
              <table:table-cell table:style-name="ce16"/>
              <table:table-cell table:number-columns-repeated="249"/>
            </table:table-row>
            <table:table-row-group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6"/>
              <table:table-cell table:style-name="ce24" table:number-columns-repeated="3"/>
              <table:table-cell table:style-name="ce39"/>
              <table:table-cell table:style-name="ce16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office:value-type="float" office:value="2" calcext:value-type="float">
              <text:p>2</text:p>
            </table:table-cell>
            <table:table-cell table:style-name="ce19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19"/>
            <table:table-cell table:style-name="ce8" table:formula="of:=[$'Category Ranking'.D10]" office:value-type="percentage" office:value="0.3333" calcext:value-type="percentage">
              <text:p>33.33%</text:p>
            </table:table-cell>
            <table:table-cell table:style-name="ce16" table:formula="of:=SUM([.F59:.F79])" office:value-type="float" office:value="2.6664" calcext:value-type="float">
              <text:p>2.67</text:p>
            </table:table-cell>
            <table:table-cell table:style-name="ce16" table:formula="of:=[.F56]*[.E56]" office:value-type="float" office:value="0.88871112" calcext:value-type="float">
              <text:p>0.89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17"/>
              <table:table-cell table:style-name="ce25" table:number-columns-spanned="5" table:number-rows-spanned="1"/>
              <table:covered-table-cell table:number-columns-repeated="4" table:style-name="ce33"/>
              <table:table-cell table:style-name="ce10"/>
              <table:table-cell table:number-columns-repeated="249"/>
            </table:table-row>
            <table:table-row table:style-name="ro4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Número de Líneas por Clase</text:p>
              </table:table-cell>
              <table:table-cell table:style-name="ce5" office:value-type="string" calcext:value-type="string">
                <text:p>500-2000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59]*[.E59]" office:value-type="float" office:value="0.9999" calcext:value-type="float">
                <text:p>1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4" table:visibility="collapse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6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4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4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Complejidad Ciclomática de McCabe</text:p>
              </table:table-cell>
              <table:table-cell table:style-name="ce5" office:value-type="string" calcext:value-type="string">
                <text:p>&lt;200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10" table:formula="of:=[.D70]*[.E70]" office:value-type="float" office:value="1.6665" calcext:value-type="float">
                <text:p>1.67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4" table:visibility="collapse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/>
                <table:table-cell table:style-name="ce10"/>
                <table:table-cell table:number-columns-repeated="249"/>
              </table:table-row>
              <table:table-row table:style-name="ro7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9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9"/>
                <table:table-cell table:style-name="ce27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0"/>
                <table:table-cell table:style-name="ce40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0"/>
                <table:table-cell table:style-name="ce40" office:value-type="float" office:value="3" calcext:value-type="float">
                  <text:p>3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0"/>
                <table:table-cell table:style-name="ce40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Código Duplicado</text:p>
              </table:table-cell>
              <table:table-cell table:style-name="ce5" office:value-type="string" calcext:value-type="string">
                <text:p>100-500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81]*[.E81]" office:value-type="float" office:value="0.9999" calcext:value-type="float">
                <text:p>1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 table:number-columns-repeated="251"/>
              </table:table-row>
              <table:table-row table:style-name="ro1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22"/>
                <table:table-cell table:style-name="ce42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9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9"/>
                <table:table-cell table:style-name="ce27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0"/>
                <table:table-cell table:style-name="ce40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0"/>
                <table:table-cell table:style-name="ce40" office:value-type="float" office:value="3" calcext:value-type="float">
                  <text:p>3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0"/>
                <table:table-cell table:style-name="ce40" office:value-type="float" office:value="1" calcext:value-type="float">
                  <text:p>1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0"/>
                <table:table-cell table:style-name="ce40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office:value-type="float" office:value="3" calcext:value-type="float">
              <text:p>3</text:p>
            </table:table-cell>
            <table:table-cell table:style-name="ce19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19"/>
            <table:table-cell table:style-name="ce8" table:formula="of:=[$'Category Ranking'.D11]" office:value-type="percentage" office:value="0.3333" calcext:value-type="percentage">
              <text:p>33.33%</text:p>
            </table:table-cell>
            <table:table-cell table:style-name="ce16" table:formula="of:=SUM([.F97:.F137])" office:value-type="float" office:value="0.75" calcext:value-type="float">
              <text:p>0.75</text:p>
            </table:table-cell>
            <table:table-cell table:style-name="ce16" table:formula="of:=[.F94]*[.E94]" office:value-type="float" office:value="0.249975" calcext:value-type="float">
              <text:p>0.25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17"/>
              <table:table-cell table:style-name="ce25" table:number-columns-spanned="5" table:number-rows-spanned="1"/>
              <table:covered-table-cell table:number-columns-repeated="4" table:style-name="ce33"/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Longitud de fichero</text:p>
              </table:table-cell>
              <table:table-cell table:style-name="ce5" office:value-type="string" calcext:value-type="string">
                <text:p>2000-4000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97]*[.E97]" office:value-type="float" office:value="0.75" calcext:value-type="float">
                <text:p>0.75</text:p>
              </table:table-cell>
              <table:table-cell table:style-name="ce10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Longitud en Líneas de Código Fuente en los ficheros del proyecto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o existen ficheros con más de 2000 línea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31" office:value-type="string" calcext:value-type="string" table:number-columns-spanned="3" table:number-rows-spanned="1">
                  <text:p>Existen ficheros con líneas de más de 2000 líneas, pero ninguno de más de 4000 líneas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4" office:value-type="string" calcext:value-type="string" table:number-columns-spanned="3" table:number-rows-spanned="1">
                  <text:p>Existen ficheros con más de 4000 líneas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7"/>
              <table:table-cell table:style-name="ce25"/>
              <table:table-cell table:style-name="ce33" table:number-columns-repeated="4"/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Anchura de Líneas de Código</text:p>
              </table:table-cell>
              <table:table-cell table:style-name="ce5" office:value-type="string" calcext:value-type="string">
                <text:p>&gt;120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108]*[.E108]" office:value-type="float" office:value="0" calcext:value-type="float">
                <text:p>0</text:p>
              </table:table-cell>
              <table:table-cell table:style-name="ce10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31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4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Existencia de Tabuladores</text:p>
              </table:table-cell>
              <table:table-cell table:style-name="ce5" office:value-type="string" calcext:value-type="string">
                <text:p>Sí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119]*[.E119]" office:value-type="float" office:value="0" calcext:value-type="float">
                <text:p>0</text:p>
              </table:table-cell>
              <table:table-cell table:style-name="ce10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 table:number-columns-repeated="2"/>
              <table:table-cell table:number-columns-repeated="248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Utilización de Nombres de variables confusos</text:p>
              </table:table-cell>
              <table:table-cell table:style-name="ce5" office:value-type="string" calcext:value-type="string">
                <text:p>Sí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129]*[.E129]" office:value-type="float" office:value="0" calcext:value-type="float">
                <text:p>0</text:p>
              </table:table-cell>
              <table:table-cell table:style-name="ce10" table:number-columns-repeated="2"/>
              <table:table-cell table:number-columns-repeated="248"/>
            </table:table-row>
            <table:table-row-group table:display="false">
              <table:table-row table:style-name="ro1" table:visibility="collapse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style-name="ce10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 table:number-columns-repeated="251"/>
              </table:table-row>
              <table:table-row table:style-name="ro8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22"/>
                <table:table-cell table:style-name="ce42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27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23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3:15:45.316731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7T13:16:11.918375968</dc:date>
    <meta:print-date>2005-07-25T11:10:23</meta:print-date>
    <dc:language>en-US</dc:language>
    <meta:editing-cycles>172</meta:editing-cycles>
    <meta:editing-duration>PT7H52M16S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